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222222" style:font-name="arial" fo:font-size="6pt" fo:letter-spacing="normal" fo:font-style="normal" fo:font-weight="normal"/>
    </style:style>
    <style:style style:name="T2" style:family="text">
      <style:text-properties fo:font-variant="normal" fo:text-transform="none" fo:color="#1155cc" style:font-name="arial" fo:font-size="6pt" fo:letter-spacing="normal" fo:font-style="normal" fo:font-weight="normal"/>
    </style:style>
    <style:style style:name="T3" style:family="text">
      <style:text-properties fo:font-variant="normal" fo:text-transform="none" fo:color="#330033" style:font-name="arial" fo:font-size="6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ážený pane zastupiteli,</text:p>
      <text:p text:style-name="Standard">na základě Vašeho mailu žádostí o informace Vám sděluji, že aktuální seznam členů dozorčí rady a představenstva je uveřejněn na webových stránkách naší společnosti včetně výše měsíčních odměn členů dozorčí rady <text:a xlink:type="simple" xlink:href="http://www.kolektory.cz/o-nas/vedeni-spolecnosti/" office:target-frame-name="_blank" xlink:show="new" text:style-name="Internet_20_link" text:visited-style-name="Visited_20_Internet_20_Link">http://www.kolektory.cz/o-nas/vedeni-spolecnosti/</text:a>  .<text:line-break/>Dozorčí rada uzavřela s představenstvem smlouvy o výkonu funkce členů představenstva, naše společnost je řízena tzv. německým modelem, kdy je představenstvo přímo řídícím orgánem společnosti.<text:line-break/>Odměny jsou     člen                     140.000,- Kč<text:line-break/>                            místopředseda  145.000,- Kč<text:line-break/>                            předseda            150.000,- Kč měsíčně.<text:line-break/>Členům představenstva schvaluje dozorčí rada mimořádné odměny dle dosaženého hospodářského výsledku společnosti.  <text:line-break/><text:line-break/><text:line-break/>S pozdravem<text:line-break/><text:line-break/>Ing. Petr Švec<text:line-break/>předseda představenstva<text:line-break/>Kolektory Praha,a.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17:39:27.903000000</meta:creation-date>
    <dc:date>2015-05-07T17:40:03.655000000</dc:date>
    <meta:editing-duration>PT36S</meta:editing-duration>
    <meta:editing-cycles>1</meta:editing-cycles>
    <meta:document-statistic meta:table-count="0" meta:image-count="0" meta:object-count="0" meta:page-count="1" meta:paragraph-count="2" meta:word-count="94" meta:character-count="849" meta:non-whitespace-character-count="659"/>
    <meta:generator>LibreOffice/4.4.2.2$Windows_x86 LibreOffice_project/c4c7d32d0d49397cad38d62472b0bc8acff48dd6</meta:generator>
  </office:meta>
</office:document-meta>
</file>